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200000002001D43777A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3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333ff" fo:font-size="20pt" fo:text-shadow="1pt 1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text-properties fo:color="#004586" fo:font-size="24pt" fo:text-shadow="1pt 1pt" style:font-size-asian="24pt" style:font-size-complex="24pt"/>
    </style:style>
    <style:style style:name="P4" style:family="paragraph">
      <style:text-properties fo:color="#004586" fo:font-size="24pt" fo:text-shadow="1pt 1pt" fo:font-weight="bold" style:font-size-asian="24pt" style:font-weight-asian="bold" style:font-size-complex="24pt" style:font-weight-complex="bold"/>
    </style:style>
    <style:style style:name="P5" style:family="paragraph">
      <style:text-properties fo:color="#004586" fo:font-size="24pt" fo:text-shadow="1pt 1pt" fo:font-weight="normal" style:font-size-asian="24pt" style:font-weight-asian="normal" style:font-size-complex="24pt" style:font-weight-complex="normal"/>
    </style:style>
    <style:style style:name="P6" style:family="paragraph">
      <style:text-properties fo:color="#cc0000" fo:font-style="normal" fo:text-shadow="1pt 1pt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>
      <style:text-properties fo:color="#c5000b" fo:text-shadow="1pt 1pt" fo:font-weight="bold" style:font-weight-asian="bold" style:font-weight-complex="bold"/>
    </style:style>
    <style:style style:name="T1" style:family="text">
      <style:text-properties fo:color="#004586" fo:font-size="20pt" fo:text-shadow="1pt 1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color="#004586" fo:text-shadow="1pt 1pt"/>
    </style:style>
    <style:style style:name="T3" style:family="text">
      <style:text-properties fo:color="#004586" fo:text-shadow="1pt 1pt" fo:font-weight="normal" style:font-weight-asian="normal" style:font-weight-complex="normal"/>
    </style:style>
    <style:style style:name="T4" style:family="text">
      <style:text-properties fo:color="#cc0000" fo:font-style="normal" fo:text-shadow="1pt 1pt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color="#c5000b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37cm" svg:height="17.337cm" svg:x="1.9cm" svg:y="6.163cm">
          <draw:image xlink:href="Pictures/1000000000000200000002001D43777A.bmp" xlink:type="simple" xlink:show="embed" xlink:actuate="onLoad">
            <text:p/>
          </draw:image>
        </draw:frame>
        <draw:frame draw:style-name="gr2" draw:text-style-name="P2" draw:layer="layout" svg:width="4.3cm" svg:height="2.4cm" svg:x="2.5cm" svg:y="6.2cm">
          <draw:text-box>
            <text:p text:style-name="P2"><text:span text:style-name="T1">Loops :</text:span></text:p>
          </draw:text-box>
        </draw:frame>
        <draw:frame draw:style-name="gr3" draw:text-style-name="P4" draw:layer="layout" svg:width="1.442cm" svg:height="1.195cm" svg:x="4.558cm" svg:y="7.4cm">
          <draw:text-box>
            <text:p text:style-name="P3"><text:span text:style-name="T2">20</text:span></text:p>
          </draw:text-box>
        </draw:frame>
        <draw:frame draw:style-name="gr3" draw:text-style-name="P5" draw:layer="layout" svg:width="1.442cm" svg:height="1.195cm" svg:x="4.758cm" svg:y="19.905cm">
          <draw:text-box>
            <text:p text:style-name="P5"><text:span text:style-name="T3">20</text:span></text:p>
          </draw:text-box>
        </draw:frame>
        <draw:frame draw:style-name="gr3" draw:text-style-name="P5" draw:layer="layout" svg:width="0.972cm" svg:height="1.195cm" svg:x="4.928cm" svg:y="13.705cm">
          <draw:text-box>
            <text:p text:style-name="P5"><text:span text:style-name="T3">1</text:span></text:p>
          </draw:text-box>
        </draw:frame>
        <draw:frame draw:style-name="gr3" draw:text-style-name="P6" draw:layer="layout" svg:width="3.99cm" svg:height="0.983cm" svg:x="14.932cm" svg:y="6.2cm">
          <draw:text-box>
            <text:p><text:span text:style-name="T4">Dose factor</text:span></text:p>
          </draw:text-box>
        </draw:frame>
        <draw:frame draw:style-name="gr4" draw:text-style-name="P7" draw:layer="layout" svg:width="2.3cm" svg:height="13.526cm" svg:x="15.9cm" svg:y="7.374cm">
          <draw:text-box>
            <text:p text:style-name="P7"><text:span text:style-name="T5">20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200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en Mau</meta:initial-creator>
    <meta:creation-date>2016-07-08T11:15:42.65</meta:creation-date>
    <dc:date>2016-07-08T11:31:25.27</dc:date>
    <dc:creator>Adrien Mau</dc:creator>
    <meta:editing-duration>PT22S</meta:editing-duration>
    <meta:editing-cycles>1</meta:editing-cycles>
    <meta:document-statistic meta:object-count="7"/>
    <meta:generator>OpenOffice/4.1.2$Win32 OpenOffice.org_project/412m3$Build-9782</meta:generator>
  </office:meta>
</office:document-meta>
</file>